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37b20f" officeooo:paragraph-rsid="0037b20f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38ed9f" officeooo:paragraph-rsid="0038ed9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rsid="00274a7a" officeooo:paragraph-rsid="00274a7a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1c27dc" officeooo:paragraph-rsid="001c27dc"/>
    </style:style>
    <style:style style:name="T1" style:family="text">
      <style:text-properties officeooo:rsid="001d3a82"/>
    </style:style>
    <style:style style:name="T2" style:family="text">
      <style:text-properties officeooo:rsid="00294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de la société</text:p>
      <text:p text:style-name="Standard"/>
      <text:p text:style-name="P7">Fineduc est la holding du pole technologique de Ionis, <text:span text:style-name="T1">dont KOD, acronyme pour Kind Of Dev, est le pôle responsable du développement des solutions intranet et extranet ; son rôle est de maintenir et de développer les solutions permettant l'optimisation des processus de scolarité.</text:span></text:p>
      <text:p text:style-name="P7"/>
      <text:p text:style-name="P1">Mission réalisée</text:p>
      <text:p text:style-name="Standard"/>
      <text:p text:style-name="P5">Ma mission fut de réaliser un portage d'une application lourde permettant à l'équipe pédagogique <text:span text:style-name="T2">de gérer l'ensemble des étudiants d'epitech ; et d'en faire une application web. Ce logiciel leur donne un accès en lecture et en écriture sur les informations de tous les étudiants.</text:span></text:p>
      <text:p text:style-name="P6"/>
      <text:p text:style-name="P1">Ressenti personnel</text:p>
      <text:p text:style-name="P2"/>
      <text:p text:style-name="P3">Travailler dans cet entreprise, aux côtés d'autres étudiants d'epitech, à savoir 5 autres élèves de ma promo, un étudiant en promo 2017 et un en 2016, parti entre temps au Barhein, nous a permis d'apprendre à mieux travailler en groupe. Cela m'a également permis d'apprendre à maîtriser des frameworks web, tandis que je ne faisais que des sites codés rapidement. Puisqu'il s'agit de ma première expérience professionnelle, j'ai également appris à m'adapter aux horaires de travail qui changeaient beaucoup de mon rythme habituel.</text:p>
      <text:p text:style-name="P4">J'en tire donc une expérience posi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ee-4 </meta:initial-creator>
    <meta:creation-date>2014-12-19T14:31:08.386367978</meta:creation-date>
    <dc:date>2014-12-28T21:36:46.964394334</dc:date>
    <meta:editing-duration>PT5H45M28S</meta:editing-duration>
    <meta:editing-cycles>6</meta:editing-cycles>
    <meta:generator>LibreOffice/4.3.2.2.0$Linux_X86_64 LibreOffice_project/430m0$Build-2</meta:generator>
    <meta:document-statistic meta:table-count="0" meta:image-count="0" meta:object-count="0" meta:page-count="1" meta:paragraph-count="7" meta:word-count="186" meta:character-count="1186" meta:non-whitespace-character-count="1007"/>
  </office:meta>
</office:document-meta>
</file>